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1.3125in" style:rel-column-width="14335*"/>
    </style:style>
    <style:style style:name="Table1.B" style:family="table-column">
      <style:table-column-properties style:column-width="4.6875in" style:rel-column-width="5120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_5f_Normal">
      <style:text-properties officeooo:rsid="010212f2" officeooo:paragraph-rsid="010212f2"/>
    </style:style>
    <style:style style:name="P7" style:family="paragraph" style:parent-style-name="Title">
      <style:paragraph-properties fo:text-align="center" style:justify-single-word="false"/>
      <style:text-properties officeooo:paragraph-rsid="003f920e"/>
    </style:style>
    <style:style style:name="P8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9" style:family="paragraph" style:parent-style-name="Subtitle">
      <style:text-properties officeooo:rsid="010212f2" officeooo:paragraph-rsid="010212f2"/>
    </style:style>
    <style:style style:name="P10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P11" style:family="paragraph" style:parent-style-name="No_20_Spacing">
      <style:text-properties fo:color="#000000" style:font-name="Times New Roman" fo:font-size="11pt" officeooo:rsid="010212f2" officeooo:paragraph-rsid="010a8662" style:font-size-asian="11pt" style:font-name-complex="Times New Roman1"/>
    </style:style>
    <style:style style:name="P12" style:family="paragraph" style:parent-style-name="No_20_Spacing">
      <style:text-properties style:font-name="Courier 10 Pitch" officeooo:rsid="00d92c91" officeooo:paragraph-rsid="010a8662"/>
    </style:style>
    <style:style style:name="P13" style:family="paragraph" style:parent-style-name="No_20_Spacing">
      <style:text-properties style:font-name="Courier 10 Pitch" officeooo:paragraph-rsid="010a8662"/>
    </style:style>
    <style:style style:name="P14" style:family="paragraph" style:parent-style-name="No_20_Spacing">
      <style:text-properties officeooo:rsid="010212f2" officeooo:paragraph-rsid="010a8662"/>
    </style:style>
    <style:style style:name="P15" style:family="paragraph" style:parent-style-name="Contents_20_Heading" style:master-page-name="Sivu_20_3">
      <style:paragraph-properties style:page-number="auto" fo:break-before="page"/>
    </style:style>
    <style:style style:name="P16" style:family="paragraph" style:parent-style-name="_5f_Normal">
      <style:text-properties officeooo:rsid="0104faeb" officeooo:paragraph-rsid="0104faeb"/>
    </style:style>
    <style:style style:name="P17" style:family="paragraph" style:parent-style-name="_5f_Normal">
      <style:text-properties officeooo:rsid="0104faeb" officeooo:paragraph-rsid="0105a9a5"/>
    </style:style>
    <style:style style:name="P18" style:family="paragraph" style:parent-style-name="_5f_Normal">
      <style:text-properties officeooo:rsid="0104faeb" officeooo:paragraph-rsid="0108e336"/>
    </style:style>
    <style:style style:name="P19" style:family="paragraph" style:parent-style-name="_5f_Normal">
      <style:text-properties officeooo:rsid="010212f2" officeooo:paragraph-rsid="010a8662"/>
    </style:style>
    <style:style style:name="P20" style:family="paragraph" style:parent-style-name="_5f_Normal">
      <style:text-properties officeooo:rsid="010212f2" officeooo:paragraph-rsid="010c5729"/>
    </style:style>
    <style:style style:name="P21" style:family="paragraph" style:parent-style-name="Table_20_Contents">
      <style:text-properties style:font-name="Times New Roman" fo:font-size="11pt" fo:font-weight="bold" officeooo:rsid="010212f2" officeooo:paragraph-rsid="010a8662" style:font-size-asian="11pt" style:font-weight-asian="bold" style:font-name-complex="Times New Roman1" style:font-weight-complex="bold"/>
    </style:style>
    <style:style style:name="P22" style:family="paragraph" style:parent-style-name="Table_20_Contents">
      <style:text-properties style:font-name="Times New Roman" fo:font-size="11pt" officeooo:rsid="010212f2" officeooo:paragraph-rsid="010a8662" style:font-size-asian="11pt" style:font-name-complex="Times New Roman1"/>
    </style:style>
    <style:style style:name="P23" style:family="paragraph" style:parent-style-name="Numbered_20_Heading_20_1">
      <style:text-properties officeooo:rsid="010212f2" officeooo:paragraph-rsid="010212f2"/>
    </style:style>
    <style:style style:name="P24" style:family="paragraph" style:parent-style-name="Numbered_20_Heading_20_1">
      <style:text-properties officeooo:rsid="0104faeb" officeooo:paragraph-rsid="0104faeb"/>
    </style:style>
    <style:style style:name="P25" style:family="paragraph" style:parent-style-name="Numbered_20_Heading_20_1">
      <style:paragraph-properties fo:break-before="page"/>
      <style:text-properties officeooo:rsid="010212f2" officeooo:paragraph-rsid="010212f2"/>
    </style:style>
    <style:style style:name="P26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officeooo:rsid="00d92c91"/>
    </style:style>
    <style:style style:name="T5" style:family="text">
      <style:text-properties officeooo:rsid="00d92c91"/>
    </style:style>
    <style:style style:name="T6" style:family="text">
      <style:text-properties officeooo:rsid="00ead535"/>
    </style:style>
    <style:style style:name="T7" style:family="text">
      <style:text-properties officeooo:rsid="00d7bd62"/>
    </style:style>
    <style:style style:name="T8" style:family="text">
      <style:text-properties officeooo:rsid="0102b34d"/>
    </style:style>
    <style:style style:name="T9" style:family="text">
      <style:text-properties officeooo:rsid="0103d6f4"/>
    </style:style>
    <style:style style:name="T10" style:family="text">
      <style:text-properties officeooo:rsid="0105a9a5"/>
    </style:style>
    <style:style style:name="T11" style:family="text">
      <style:text-properties officeooo:rsid="0108e336"/>
    </style:style>
    <style:style style:name="T12" style:family="text">
      <style:text-properties officeooo:rsid="010a8662"/>
    </style:style>
    <style:style style:name="T13" style:family="text">
      <style:text-properties officeooo:rsid="010c5729"/>
    </style:style>
    <style:style style:name="T14" style:family="text">
      <style:text-properties officeooo:rsid="010dbcfe"/>
    </style:style>
    <style:style style:name="T15" style:family="text">
      <style:text-properties officeooo:rsid="010e15b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0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8">Shakkipeli</text:p>
        <text:p text:style-name="P9">Käyttöohje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9">6.9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Sisällysluettelo</text:p>
          </text:index-title>
          <text:p text:style-name="P26"><text:a xlink:type="simple" xlink:href="#__RefHeading___Toc439_236996845" text:style-name="Index_20_Link" text:visited-style-name="Index_20_Link">1 - Yleistä<text:tab/>3</text:a></text:p>
          <text:p text:style-name="P26"><text:a xlink:type="simple" xlink:href="#__RefHeading___Toc1613_160275858" text:style-name="Index_20_Link" text:visited-style-name="Index_20_Link">2 - Sovelluksen asentaminen<text:tab/>3</text:a></text:p>
          <text:p text:style-name="P26"><text:a xlink:type="simple" xlink:href="#__RefHeading___Toc1511_1243757771" text:style-name="Index_20_Link" text:visited-style-name="Index_20_Link">3 - Pelin aloittaminen<text:tab/>3</text:a></text:p>
          <text:p text:style-name="P26"><text:a xlink:type="simple" xlink:href="#__RefHeading___Toc1513_1243757771" text:style-name="Index_20_Link" text:visited-style-name="Index_20_Link">4 - Pelin kulku<text:tab/>4</text:a></text:p>
        </text:index-body>
      </text:table-of-content>
      <text:p text:style-name="Standard"/>
      <text:h text:style-name="P25" text:outline-level="1"><text:bookmark-start text:name="__RefHeading___Toc439_236996845"/>Yleistä<text:bookmark-end text:name="__RefHeading___Toc439_236996845"/></text:h>
      <text:p text:style-name="P6">Sovelluksessa on tekstipohjainen käyttöliittymä. <text:span text:style-name="T8">Sovelluksen käyttäjä pelaa valkoisilla nappuloilla ja tietokone pelaa mustilla nappuloilla.</text:span></text:p>
      <text:h text:style-name="P24" text:outline-level="1"><text:bookmark-start text:name="__RefHeading___Toc1613_160275858"/>Sovelluksen asentaminen<text:bookmark-end text:name="__RefHeading___Toc1613_160275858"/></text:h>
      <text:p text:style-name="P17">Sovelluksen Github-sivut: <text:a xlink:type="simple" xlink:href="https://github.com/tuukkapa/Shakki-TIRALabra2015" text:style-name="Internet_20_link" text:visited-style-name="Visited_20_Internet_20_Link">https://github.com/tuukkapa/Shakki-TIRALabra2015</text:a>.</text:p>
      <text:p text:style-name="P18"><text:span text:style-name="T12">Sovelluksen jar-tiedosto:</text:span> <text:a xlink:type="simple" xlink:href="http://tuukkapa.github.io/Shakki-TIRALabra2015/jar/Shakki-TIRALabra2015.jar" text:style-name="Internet_20_link" text:visited-style-name="Visited_20_Internet_20_Link"><text:span text:style-name="T11">http://tuukkapa.github.io/Shakki-TIRALabra2015/jar/Shakki-TIRALabra2015.jar</text:span></text:a></text:p>
      <text:p text:style-name="P16">Käynnistä sovellus komennolla ”java -jar Shakki-TIRALabra2015.jar”. <text:span text:style-name="T10">Sovellus vaatii toimiakseen Java Runtime Environment 8:n. </text:span>Sovellus ei tarvitse toimiakseen mitään muita tiedostoja.</text:p>
      <text:h text:style-name="P23" text:outline-level="1"><text:bookmark-start text:name="__RefHeading___Toc1511_1243757771"/>Pelin aloittaminen<text:bookmark-end text:name="__RefHeading___Toc1511_1243757771"/></text:h>
      <text:p text:style-name="P20">Tämän jälkeen on aika aloittaa peli.</text:p>
      <text:p text:style-name="P20"><text:span text:style-name="T12">Sovellus pyytää ensin valitsemaan, pelipuun syvyyden <text:s/>yhdestä kahdeksaan. Tasosta 5 eteenpäin sovelluksen toiminta alkaa hidastumaan. Tasolla 5 tietokoneen siirrot kestävät kymmenisen sekuntia, tasolla 6 minuutteja ja tasolla 7 kymmenisen minuuttia.</text:span></text:p>
      <text:p text:style-name="P20"><text:span text:style-name="T13">Sovellus kysyy vielä, haluatko, että tietokone pelaa itseänsä vastaan. Mikäli haluat, että tietokone pelaa itseänsä vastaan, vastaa ”k”. Muussa tapauksessa anna vastaukseksi mikä tahansa muu merkkijono.</text:span></text:p>
      <text:h text:style-name="P25" text:outline-level="1"><text:bookmark-start text:name="__RefHeading___Toc1513_1243757771"/>Pelin kulku<text:bookmark-end text:name="__RefHeading___Toc1513_1243757771"/></text:h>
      <text:p text:style-name="P19">Sovellus piirtää pelilaudan <text:span text:style-name="T13">alussa sekä kunkin siirron jälkeen</text:span> seuraavasti:</text:p>
      <text:p text:style-name="P13"><text:s text:c="2"/>---------------------------------</text:p>
      <text:p text:style-name="P13"><text:span text:style-name="T5">8 </text:span>| <text:span text:style-name="T6">r</text:span> <text:span text:style-name="T7">| n | b | q | k | b | n | r | MUSTA</text:span></text:p>
      <text:p text:style-name="P13"><text:s text:c="2"/>|-------------------------------<text:span text:style-name="T7">|</text:span></text:p>
      <text:p text:style-name="P13"><text:span text:style-name="T5">7 </text:span>| <text:span text:style-name="T5">p | p | p | p | p | p | p | p |</text:span></text:p>
      <text:p text:style-name="P13"><text:s text:c="2"/>|-------------------------------<text:span text:style-name="T7">|</text:span></text:p>
      <text:p text:style-name="P13"><text:span text:style-name="T5">6</text:span> | <text:s text:c="2"/><text:span text:style-name="T7">| <text:s text:c="2"/>| <text:s text:c="2"/>| <text:s text:c="2"/>| <text:s text:c="2"/>| <text:s text:c="2"/>| <text:s text:c="2"/>| <text:s text:c="2"/>|</text:span></text:p>
      <text:p text:style-name="P13"><text:s text:c="2"/>|-------------------------------<text:span text:style-name="T7">|</text:span></text:p>
      <text:p text:style-name="P13"><text:span text:style-name="T5">5 </text:span>| <text:s text:c="2"/><text:span text:style-name="T7">| <text:s text:c="2"/>| <text:s text:c="2"/>| <text:s text:c="2"/>| <text:s text:c="2"/>| <text:s text:c="2"/>| <text:s text:c="2"/>| <text:s text:c="2"/>|</text:span></text:p>
      <text:p text:style-name="P13"><text:s text:c="2"/>|-------------------------------<text:span text:style-name="T7">|</text:span></text:p>
      <text:p text:style-name="P13"><text:span text:style-name="T5">4 </text:span>| <text:s text:c="2"/><text:span text:style-name="T7">| <text:s text:c="2"/>| <text:s text:c="2"/>| <text:s text:c="2"/>| <text:s text:c="2"/>| <text:s text:c="2"/>| <text:s text:c="2"/>| <text:s text:c="2"/>|</text:span></text:p>
      <text:p text:style-name="P13"><text:s text:c="2"/>|-------------------------------<text:span text:style-name="T7">|</text:span></text:p>
      <text:p text:style-name="P13"><text:span text:style-name="T5">3 </text:span>| <text:s text:c="2"/><text:span text:style-name="T7">| <text:s text:c="2"/>| <text:s text:c="2"/>| <text:s text:c="2"/>| <text:s text:c="2"/>| <text:s text:c="2"/>| <text:s text:c="2"/>| <text:s text:c="2"/>|</text:span></text:p>
      <text:p text:style-name="P13"><text:s text:c="2"/>|-------------------------------<text:span text:style-name="T7">|</text:span></text:p>
      <text:p text:style-name="P12">2 | <text:span text:style-name="T6">P</text:span> | <text:span text:style-name="T6">P</text:span> | <text:span text:style-name="T6">P</text:span> | <text:span text:style-name="T6">P</text:span> | <text:span text:style-name="T6">P</text:span> | <text:span text:style-name="T6">P</text:span> | <text:span text:style-name="T6">P</text:span> | <text:span text:style-name="T6">P</text:span> |</text:p>
      <text:p text:style-name="P13"><text:s text:c="2"/>|-------------------------------<text:span text:style-name="T7">|</text:span></text:p>
      <text:p text:style-name="P13"><text:span text:style-name="T5">1 </text:span>| <text:span text:style-name="T7">R | N | B | Q | K | B | N | R | VALKOINEN</text:span></text:p>
      <text:p text:style-name="P13"><text:s text:c="2"/>---------------------------------</text:p>
      <text:p text:style-name="P14"><text:span text:style-name="T3"><text:s text:c="4"/></text:span><text:span text:style-name="T4">A <text:s text:c="2"/>B <text:s text:c="2"/>C <text:s text:c="2"/>D <text:s text:c="2"/>E <text:s text:c="2"/>F <text:s text:c="2"/>G <text:s text:c="2"/>H</text:span></text:p>
      <text:p text:style-name="P12"/>
      <text:p text:style-name="P11">Kirjaimet symboloivat pelinappuloita seuraavasti <text:span text:style-name="T14">(iso kirjain = valkoinen, pieni kirjain = musta)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Kirjain</text:p>
          </table:table-cell>
          <table:table-cell table:style-name="Table1.B1" office:value-type="string">
            <text:p text:style-name="P21">Nappula</text:p>
          </table:table-cell>
        </table:table-row>
        <table:table-row>
          <table:table-cell table:style-name="Table1.A2" office:value-type="string">
            <text:p text:style-name="P22">P/p</text:p>
          </table:table-cell>
          <table:table-cell table:style-name="Table1.B2" office:value-type="string">
            <text:p text:style-name="P22">Sotilas</text:p>
          </table:table-cell>
        </table:table-row>
        <table:table-row>
          <table:table-cell table:style-name="Table1.A2" office:value-type="string">
            <text:p text:style-name="P22">R/r</text:p>
          </table:table-cell>
          <table:table-cell table:style-name="Table1.B2" office:value-type="string">
            <text:p text:style-name="P22">Torni</text:p>
          </table:table-cell>
        </table:table-row>
        <table:table-row>
          <table:table-cell table:style-name="Table1.A2" office:value-type="string">
            <text:p text:style-name="P22">N/n</text:p>
          </table:table-cell>
          <table:table-cell table:style-name="Table1.B2" office:value-type="string">
            <text:p text:style-name="P22">Hevonen</text:p>
          </table:table-cell>
        </table:table-row>
        <table:table-row>
          <table:table-cell table:style-name="Table1.A2" office:value-type="string">
            <text:p text:style-name="P22">B/b</text:p>
          </table:table-cell>
          <table:table-cell table:style-name="Table1.B2" office:value-type="string">
            <text:p text:style-name="P22">Lähetti</text:p>
          </table:table-cell>
        </table:table-row>
        <table:table-row>
          <table:table-cell table:style-name="Table1.A2" office:value-type="string">
            <text:p text:style-name="P22">Q/q</text:p>
          </table:table-cell>
          <table:table-cell table:style-name="Table1.B2" office:value-type="string">
            <text:p text:style-name="P22">Kuningatar</text:p>
          </table:table-cell>
        </table:table-row>
        <table:table-row>
          <table:table-cell table:style-name="Table1.A2" office:value-type="string">
            <text:p text:style-name="P22">K/k</text:p>
          </table:table-cell>
          <table:table-cell table:style-name="Table1.B2" office:value-type="string">
            <text:p text:style-name="P22">Kuningas</text:p>
          </table:table-cell>
        </table:table-row>
      </table:table>
      <text:p text:style-name="P11"/>
      <text:p text:style-name="P11">Siirrot syötetään koordinaattein, esimerkiksi ”e2e4”. Täll<text:span text:style-name="T14">öin</text:span> siirrät ruudussa E3 olevan nappulan ruutuun E4. Mikäli <text:span text:style-name="T14">annat Shakin sääntöjen vastaisen siirron</text:span>, peli pyytää sinua syöttämään <text:span text:style-name="T15">uuden</text:span> siirtokomennon <text:span text:style-name="T14">ilmoittamalla: ”Annoit virheellisen komennon. Yritä uudelleen”</text:span>. Esimerkiksi yllä olevalla laudalla saisit virheilmoituksen vaikkapa tällaisista siirtokomennista: ”e3e4” tai ”moikka”. Voit käyttää siirtokomennoissa isoja tai pieniä kirjaimia.</text:p>
      <text:p text:style-name="P11"/>
      <text:p text:style-name="P6"><text:span text:style-name="T14">Mikäli on syntynyt shakkitilanne ja </text:span>yrität tehdä <text:span text:style-name="T8">siirron, joka ei pura shakkitilannetta, sovellus antaa virheilmoituksen. Mikäli syntynyt pelitilanne on shakkimatti, sovellus ilmoittaa, kumpi voitti, ja lopettaa toiminn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next-style-name="_5f_Normal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next-style-name="_5f_Normal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4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6T23:20:02.078448815</dc:date>
    <meta:generator>LibreOffice/4.4.2.2$Linux_X86_64 LibreOffice_project/40m0$Build-2</meta:generator>
    <meta:editing-duration>PT15H54M15S</meta:editing-duration>
    <meta:editing-cycles>207</meta:editing-cycles>
    <meta:document-statistic meta:table-count="1" meta:image-count="0" meta:object-count="0" meta:page-count="4" meta:paragraph-count="58" meta:word-count="400" meta:character-count="2902" meta:non-whitespace-character-count="2469"/>
  </office:meta>
</office:document-meta>
</file>